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none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11.1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1.1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0.924cm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1.7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1.954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0.924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0.922cm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.778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.776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353cm" fo:min-width="1.778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353cm" fo:min-width="1.776cm"/>
    </style:style>
    <style:style style:name="gr1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1.778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4cm" fo:min-width="1.776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.778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.776cm"/>
    </style:style>
    <style:style style:name="gr18" style:family="graphic" style:parent-style-name="standard">
      <style:graphic-properties draw:stroke="none" svg:stroke-color="#000000" draw:fill="none" draw:fill-color="#ffffff" fo:min-height="3.082cm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3cm" fo:min-width="1.279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7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6cm" svg:height="6.997cm" svg:x="0.1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0.1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1.6cm" svg:height="0.604cm" svg:x="0.1cm" svg:y="1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1.6cm" svg:height="0.603cm" svg:x="0.1cm" svg:y="7.097cm">
              <text:p text:style-name="P1"><text:span text:style-name="T1">Items: 5 </text:span><text:span text:style-name="T2"><text:s text:c="76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1.424cm" svg:height="0.604cm" svg:x="0.1cm" svg:y="1.306cm">
              <text:p text:style-name="P1"><text:span text:style-name="T2">Sa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2.2cm" svg:height="0.604cm" svg:x="1.5cm" svg:y="1.296cm">
              <text:p text:style-name="P1"><text:span text:style-name="T2">New Ev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2.454cm" svg:height="0.604cm" svg:x="3.746cm" svg:y="1.306cm">
              <text:p text:style-name="P1"><text:span text:style-name="T2">New Reco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424cm" svg:height="0.603cm" svg:x="0.1cm" svg:y="0.703cm">
              <text:p text:style-name="P1"><text:span text:style-name="T2">Ne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1.422cm" svg:height="0.603cm" svg:x="1.524cm" svg:y="0.703cm">
              <text:p text:style-name="P1"><text:span text:style-name="T2">Ed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0.1cm" svg:y="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2.278cm" svg:height="0.603cm" svg:x="0.1cm" svg:y="1.91cm">
              <text:p text:style-name="P1"><text:span text:style-name="T2">Event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2.276cm" svg:height="0.603cm" svg:x="2.378cm" svg:y="1.91cm">
              <text:p text:style-name="P1"><text:span text:style-name="T2">Da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2.278cm" svg:height="0.603cm" svg:x="0.1cm" svg:y="2.513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2.276cm" svg:height="0.603cm" svg:x="2.378cm" svg:y="2.513cm">
              <text:p text:style-name="P1"><text:span text:style-name="T2">17/10/199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2" draw:layer="layout" svg:width="2.278cm" svg:height="0.603cm" svg:x="0.1cm" svg:y="3.116cm">
              <text:p text:style-name="P1"><text:span text:style-name="T2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2.276cm" svg:height="0.603cm" svg:x="2.378cm" svg:y="3.116cm">
              <text:p text:style-name="P1"><text:span text:style-name="T2">15/6/20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2.278cm" svg:height="0.603cm" svg:x="0.1cm" svg:y="3.719cm">
              <text:p text:style-name="P1"><text:span text:style-name="T2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2.276cm" svg:height="0.603cm" svg:x="2.378cm" svg:y="3.719cm">
              <text:p text:style-name="P1"><text:span text:style-name="T2">21/2/200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2.278cm" svg:height="0.603cm" svg:x="0.1cm" svg:y="4.322cm">
              <text:p text:style-name="P1"><text:span text:style-name="T2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2.276cm" svg:height="0.603cm" svg:x="2.378cm" svg:y="4.322cm">
              <text:p text:style-name="P1"><text:span text:style-name="T2">10/8/20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" draw:layer="layout" svg:width="2.278cm" svg:height="0.604cm" svg:x="0.1cm" svg:y="4.925cm">
              <text:p text:style-name="P1"><text:span text:style-name="T2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2.276cm" svg:height="0.604cm" svg:x="2.378cm" svg:y="4.925cm">
              <text:p text:style-name="P1"><text:span text:style-name="T2">25/12/200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2.278cm" svg:height="0.603cm" svg:x="0.1cm" svg:y="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2.276cm" svg:height="0.603cm" svg:x="2.378cm" svg:y="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2.278cm" svg:height="0.603cm" svg:x="0.1cm" svg:y="6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2.276cm" svg:height="0.603cm" svg:x="2.378cm" svg:y="6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layer="layout" svg:width="5.977cm" svg:height="3.332cm" svg:x="4.797cm" svg:y="2.814cm">
              <draw:text-box>
                <text:p><text:span text:style-name="T2">Course code: E33\10</text:span></text:p>
                <text:p><text:span text:style-name="T2">Course distance: 10 Miles</text:span></text:p>
                <text:p><text:span text:style-name="T2">No. of records: 12</text:span></text:p>
                <text:p><text:span text:style-name="T2">Event reference ID: 3</text:span></text:p>
                <text:p/>
              </draw:text-box>
            </draw:frame>
            <draw:custom-shape draw:style-name="gr19" draw:text-style-name="P1" draw:layer="layout" svg:width="1.779cm" svg:height="0.603cm" svg:x="4.939cm" svg:y="2.03cm">
              <text:p text:style-name="P1"><text:span text:style-name="T2">Event</text:span> <text:s text:c="3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6.434cm" svg:y1="2.271cm" svg:x2="6.434cm" svg:y2="2.512cm">
              <text:p/>
            </draw:line>
          </draw:g>
        </draw:g>
        <draw:custom-shape draw:style-name="gr21" draw:text-style-name="P4" draw:layer="layout" svg:width="4.2cm" svg:height="3.4cm" svg:x="0.1cm" svg:y="1.3cm">
          <text:p text:style-name="P3"><text:span text:style-name="T2">New Event</text:span></text:p>
          <text:p text:style-name="P3"><text:span text:style-name="T2">New Record</text:span></text:p>
          <text:p text:style-name="P3"><text:span text:style-name="T2">New Rider</text:span></text:p>
          <text:p text:style-name="P3"><text:span text:style-name="T2">New Course</text:span></text:p>
          <text:p text:style-name="P3"><text:span text:style-name="T2">New Club</text:span></text:p>
          <text:p text:style-name="P3"><text:span text:style-name="T2">New Club Reference </text:span></text:p>
          <text:p text:style-name="P3"><text:span text:style-name="T2">New Event Typ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.7cm" svg:y1="4.5cm" svg:x2="5.3cm" svg:y2="8.4cm">
          <text:p/>
        </draw:line>
        <draw:frame draw:style-name="gr22" draw:layer="layout" svg:width="5.4cm" svg:height="2.384cm" svg:x="5cm" svg:y="8.2cm">
          <draw:text-box>
            <text:p>See Dialogue Boxes Fig 2.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5-01-03T18:00:32.813000000</dc:date>
    <meta:editing-duration>PT52M9S</meta:editing-duration>
    <meta:editing-cycles>8</meta:editing-cycles>
    <meta:generator>LibreOffice/4.3.2.2$Windows_x86 LibreOffice_project/edfb5295ba211bd31ad47d0bad0118690f76407d</meta:generator>
    <meta:document-statistic meta:object-count="34"/>
  </office:meta>
</office:document-meta>
</file>